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0.00pt" fo:font-weight="normal" fo:font-family="Calibri" style:font-family-asian="Calibri" style:font-family-complex="Calibri" fo:background-color="transparent" style:use-window-font-color="true"/>
    </style:style>
    <style:style style:name="T2" style:family="text">
      <style:text-properties fo:font-size="12.00pt" fo:font-weight="normal" fo:font-family="Inter" style:font-family-asian="Inter" style:font-family-complex="Inter"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Inter" style:font-family-asian="Inter" style:font-family-complex="Inter"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Inter" style:font-family-asian="Inter" style:font-family-complex="Inter"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Inter" style:font-family-asian="Inter" style:font-family-complex="Inter"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Inter" style:font-family-asian="Inter" style:font-family-complex="Inter"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Inter" style:font-family-asian="Inter" style:font-family-complex="Inter" fo:background-color="transparent" style:use-window-font-color="true"/>
    </style:style>
    <style:style style:name="T13" style:family="text">
      <style:text-properties fo:font-size="10.00pt" fo:font-weight="normal" fo:font-family="Calibri" style:font-family-asian="Calibri" style:font-family-complex="Calibri" fo:background-color="transparent" fo:color="#222222"/>
    </style:style>
    <style:style style:name="T1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8.00pt"/>
    </style:style>
    <style:style style:name="P2" style:family="paragraph">
      <style:paragraph-properties fo:line-height="100.00%" fo:text-align="left"/>
    </style:style>
    <style:style style:name="P3" style:family="paragraph">
      <style:paragraph-properties fo:line-height="100.00%" fo:text-align="left" fo:margin-bottom="8.00pt"/>
    </style:style>
  </office:automatic-styles>
  <office:body>
    <office:text>
      <text:p text:style-name="P1"><text:span text:style-name="T1"/></text:p>
      <text:p text:style-name="P2"><text:span text:style-name="T2">Dear Hiring Manager,</text:span><text:span text:style-name="T3"><text:line-break/><text:line-break/></text:span><text:span text:style-name="T4">I am writing to express my interest in the Senior Game Developer<text:s text:c="2"/>position at </text:span></text:p>
      <text:p text:style-name="P2"><text:span text:style-name="T4">Outfit7. As a passionate and experienced game engine developer, I am thrilled at the opportunity to contribute to the goal of deliver a top-class experience to millions of players.</text:span><text:span text:style-name="T5"><text:line-break/><text:line-break/></text:span><text:span text:style-name="T6">Most recently, I worked as a Computer Graphics Developer at Sportradar, where I worked on developing custom game engine used for compositing 3D Argumented Reality scenes to sport live streams. I was involved in all aspects of the game engine's development, from initial concept to final release. This experience not only expanded my technical skills but also improved my product delivering skills and knowledge of unitesting frameworks expertise.</text:span><text:span text:style-name="T7"><text:line-break/><text:line-break/></text:span><text:span text:style-name="T8">I believe that my diverse experience in the game engine creating, combined with my passion make me an ideal candidate for the the Senior Game Developer position at Outfit7. I am confident in my ability to contribute to the continued success of Outfit7games help create the next generation of unforgettable gaming experiences.</text:span><text:span text:style-name="T9"><text:line-break/><text:line-break/></text:span><text:span text:style-name="T10">Thank you for considering my application. I look forward to the opportunity to discuss how my skills and experiences align with </text:span></text:p>
      <text:p text:style-name="P2"><text:span text:style-name="T10">Outfit7's vision.</text:span><text:span text:style-name="T11"><text:line-break/><text:line-break/></text:span><text:span text:style-name="T12"/></text:p>
      <text:p text:style-name="P2"><text:span text:style-name="T13"/></text:p>
      <text:p text:style-name="P3"><text:span text:style-name="T14">Thank you, Oles Gedz.</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